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, Verdana, Tahoma"/>
    <style:font-face style:name="Consolas" svg:font-family="Consolas, 'courier new'"/>
    <style:font-face style:name="SFMono-Regular" svg:font-family="SFMono-Regular, Menlo, Monaco, Consolas, 'liberation mono', 'courier new', monospace"/>
    <style:font-face style:name="aial" svg:font-family="aial"/>
    <style:font-face style:name="airal" svg:font-family="airal"/>
    <style:font-face style:name="arial" svg:font-family="arial, sans-serif"/>
    <style:font-face style:name="euclid circular a" svg:font-family="'euclid circular a', 'Source Sans Pro', 'Helvetica Neue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paragraph-rsid="0026270f"/>
    </style:style>
    <style:style style:name="P2" style:family="paragraph" style:parent-style-name="Standard">
      <style:text-properties fo:color="#000000" style:font-name="arial1"/>
    </style:style>
    <style:style style:name="P3" style:family="paragraph" style:parent-style-name="Standard">
      <style:text-properties fo:color="#000000" style:font-name="arial1" officeooo:rsid="001bc579" officeooo:paragraph-rsid="001bc579"/>
    </style:style>
    <style:style style:name="P4" style:family="paragraph" style:parent-style-name="Standard">
      <style:text-properties fo:color="#000000" style:font-name="arial1" officeooo:rsid="0023bb50" officeooo:paragraph-rsid="0023bb50"/>
    </style:style>
    <style:style style:name="P5" style:family="paragraph" style:parent-style-name="Standard">
      <style:text-properties fo:color="#000000" style:font-name="arial1" officeooo:rsid="002590d4" officeooo:paragraph-rsid="002590d4"/>
    </style:style>
    <style:style style:name="P6" style:family="paragraph" style:parent-style-name="Standard">
      <style:text-properties fo:color="#000000" style:font-name="arial1" officeooo:rsid="0026270f" officeooo:paragraph-rsid="0026270f"/>
    </style:style>
    <style:style style:name="P7" style:family="paragraph" style:parent-style-name="Standard">
      <style:text-properties fo:color="#000000" style:font-name="arial1" officeooo:paragraph-rsid="0026270f"/>
    </style:style>
    <style:style style:name="P8" style:family="paragraph" style:parent-style-name="Standard">
      <style:text-properties officeooo:paragraph-rsid="002590d4"/>
    </style:style>
    <style:style style:name="P9" style:family="paragraph" style:parent-style-name="Standard">
      <style:text-properties officeooo:paragraph-rsid="0026270f"/>
    </style:style>
    <style:style style:name="P10" style:family="paragraph" style:parent-style-name="Standard" style:list-style-name="WWNum1">
      <style:paragraph-properties fo:margin-left="1.27cm" fo:margin-right="0cm" fo:text-indent="-0.635cm" style:auto-text-indent="false"/>
      <style:text-properties fo:color="#000000" style:font-name="arial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1" style:family="paragraph" style:parent-style-name="Standard" style:list-style-name="WWNum2">
      <style:paragraph-properties fo:margin-left="1.27cm" fo:margin-right="0cm" fo:text-indent="-0.635cm" style:auto-text-indent="false"/>
      <style:text-properties fo:color="#000000" style:font-name="arial1" fo:background-color="#ffffff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fo:color="#000000" style:font-name="arial1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name="arial1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arial1" officeooo:paragraph-rsid="001bc579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name="arial1" fo:background-color="#ffffff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style:font-name="arial1" officeooo:rsid="001bc579" officeooo:paragraph-rsid="001bc579" fo:background-color="#ffffff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style:font-name="arial1" officeooo:rsid="001bc579" officeooo:paragraph-rsid="0023bb50" fo:background-color="#ffffff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style:font-name="arial1" officeooo:rsid="001c412a" officeooo:paragraph-rsid="001c412a" fo:background-color="#ffffff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style:font-name="arial1" officeooo:rsid="001c412a" officeooo:paragraph-rsid="002590d4" fo:background-color="#ffffff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style:font-name="arial1" officeooo:paragraph-rsid="002590d4" fo:background-color="#ffffff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style:font-name="arial1" officeooo:rsid="0020b5b1" officeooo:paragraph-rsid="0020b5b1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000000" style:font-name="arial1" officeooo:paragraph-rsid="0020b5b1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1.5pt" fo:background-color="#ffffff" style:font-name-asian="Verdana1" style:font-size-asian="11.5pt" style:font-name-complex="Verdana1" style:font-size-complex="11.5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2pt" style:text-underline-style="solid" style:text-underline-width="auto" style:text-underline-color="font-color" fo:font-weight="bold" fo:background-color="#ffffff" style:font-name-asian="Verdana1" style:font-size-asian="12pt" style:font-weight-asian="bold" style:font-name-complex="Verdana1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style:font-name="arial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style:font-name="arial1" officeooo:rsid="0023bb50" officeooo:paragraph-rsid="0023bb50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style:font-name="arial1" officeooo:paragraph-rsid="0023bb50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style:font-name="arial1" officeooo:paragraph-rsid="002590d4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style:font-name="arial1" officeooo:rsid="00280b8f" officeooo:paragraph-rsid="00280b8f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000000" style:font-name="arial1" officeooo:rsid="002828b9" officeooo:paragraph-rsid="002828b9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officeooo:paragraph-rsid="0020b5b1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23bb50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paragraph-rsid="002590d4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fo:color="#000000" style:font-name="arial1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fo:color="#000000" style:font-name="arial1" style:text-underline-style="solid" style:text-underline-width="auto" style:text-underline-color="font-color" fo:font-weight="bold" style:font-weight-asian="bold"/>
    </style:style>
    <style:style style:name="P37" style:family="paragraph" style:parent-style-name="Standard">
      <style:paragraph-properties fo:margin-left="1.27cm" fo:margin-right="0cm" fo:text-indent="0cm" style:auto-text-indent="false"/>
      <style:text-properties fo:color="#000000" style:font-name="arial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8" style:family="paragraph" style:parent-style-name="Standard" style:master-page-name="Standard">
      <style:paragraph-properties fo:text-align="center" style:justify-single-word="false" style:page-number="1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9" style:family="paragraph" style:parent-style-name="Standard" style:list-style-name="WWNum2">
      <style:paragraph-properties fo:margin-left="0cm" fo:margin-right="0cm" fo:text-indent="0cm" style:auto-text-indent="false"/>
      <style:text-properties fo:color="#000000" style:font-name="arial1" officeooo:rsid="0023bb50" officeooo:paragraph-rsid="0023bb50" fo:background-color="#ffffff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000000" style:font-name="arial1" officeooo:rsid="00280b8f" officeooo:paragraph-rsid="00280b8f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fo:background-color="#fefefe" loext:char-shading-value="0" style:font-size-asian="12pt" style:font-size-complex="12pt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bc579" fo:background-color="#ffffff" loext:char-shading-value="0"/>
    </style:style>
    <style:style style:name="T5" style:family="text">
      <style:text-properties officeooo:rsid="001c412a" fo:background-color="#ffffff" loext:char-shading-value="0"/>
    </style:style>
    <style:style style:name="T6" style:family="text">
      <style:text-properties fo:font-size="11.5pt" fo:background-color="#f8f8f8" loext:char-shading-value="0" style:font-size-asian="11.5pt" style:font-size-complex="11.5pt"/>
    </style:style>
    <style:style style:name="T7" style:family="text">
      <style:text-properties fo:background-color="#f8f8f8" loext:char-shading-value="0"/>
    </style:style>
    <style:style style:name="T8" style:family="text">
      <style:text-properties officeooo:rsid="0026270f" fo:background-color="#f8f8f8" loext:char-shading-value="0"/>
    </style:style>
    <style:style style:name="T9" style:family="text">
      <style:text-properties officeooo:rsid="001bc579"/>
    </style:style>
    <style:style style:name="T10" style:family="text">
      <style:text-properties fo:font-variant="normal" fo:text-transform="none" fo:color="#202124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202124" fo:font-size="11pt" fo:letter-spacing="normal" fo:font-style="normal" fo:font-weight="normal" officeooo:rsid="0023bb50" style:font-size-asian="11pt" style:font-size-complex="11pt"/>
    </style:style>
    <style:style style:name="T12" style:family="text">
      <style:text-properties fo:font-variant="normal" fo:text-transform="none" fo:color="#202124" style:font-name="arial1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202124" style:font-name="arial1" fo:font-size="11pt" fo:letter-spacing="normal" fo:font-style="normal" fo:font-weight="normal" officeooo:rsid="0023bb50" style:font-size-asian="11pt" style:font-size-complex="11pt"/>
    </style:style>
    <style:style style:name="T14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15" style:family="text">
      <style:text-properties fo:font-variant="normal" fo:text-transform="none" fo:color="#000000" fo:font-size="11pt" fo:letter-spacing="normal" fo:font-style="normal" fo:font-weight="normal" officeooo:rsid="0026270f" style:font-size-asian="11pt" style:font-size-complex="11pt"/>
    </style:style>
    <style:style style:name="T16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7" style:family="text">
      <style:text-properties fo:font-variant="normal" fo:text-transform="none" fo:color="#000000" style:font-name="arial" fo:font-size="11pt" fo:letter-spacing="normal" fo:font-style="normal" fo:font-weight="normal" officeooo:rsid="0026270f" style:font-size-asian="11pt" style:font-size-complex="11pt"/>
    </style:style>
    <style:style style:name="T18" style:family="text">
      <style:text-properties fo:font-variant="normal" fo:text-transform="none" fo:color="#000000" style:font-name="arial1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000000" style:font-name="arial1" fo:font-size="11pt" fo:letter-spacing="normal" style:font-size-asian="11pt" style:font-size-complex="11pt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normal" officeooo:rsid="0020b5b1"/>
    </style:style>
    <style:style style:name="T23" style:family="text">
      <style:text-properties fo:font-variant="normal" fo:text-transform="none" fo:font-size="12pt" fo:letter-spacing="normal" fo:font-style="normal" fo:font-weight="normal"/>
    </style:style>
    <style:style style:name="T24" style:family="text">
      <style:text-properties fo:font-variant="normal" fo:text-transform="none" style:font-name="Arial1" fo:font-size="12pt" fo:letter-spacing="normal" fo:font-style="normal" fo:font-weight="normal"/>
    </style:style>
    <style:style style:name="T25" style:family="text">
      <style:text-properties fo:font-variant="normal" fo:text-transform="none" style:font-name="Arial1" fo:font-size="12pt" fo:letter-spacing="normal" fo:font-style="normal" fo:font-weight="normal" officeooo:rsid="001c412a"/>
    </style:style>
    <style:style style:name="T26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27" style:family="text">
      <style:text-properties fo:font-variant="normal" fo:text-transform="none" fo:font-size="11pt" fo:letter-spacing="normal" fo:font-style="normal" fo:font-weight="normal" officeooo:rsid="0026270f" style:font-size-asian="11pt" style:font-size-complex="11pt"/>
    </style:style>
    <style:style style:name="T28" style:family="text">
      <style:text-properties fo:font-variant="normal" fo:text-transform="none" fo:font-size="11pt" fo:letter-spacing="normal" fo:font-style="normal" fo:font-weight="normal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font-size="11pt" fo:letter-spacing="normal" fo:font-style="normal" fo:font-weight="normal" officeooo:rsid="0026270f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font-size="11pt" fo:letter-spacing="normal" fo:font-style="normal" fo:font-weight="normal" fo:background-color="#f8f8f8" loext:char-shading-value="0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font-size="11pt" fo:letter-spacing="normal" fo:font-style="normal" fo:font-weight="normal" officeooo:rsid="0026270f" fo:background-color="#f8f8f8" loext:char-shading-value="0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style:font-name="arial1" fo:font-size="11pt" fo:letter-spacing="normal" fo:font-style="normal" fo:font-weight="normal" style:font-size-asian="11pt" style:font-size-complex="11pt"/>
    </style:style>
    <style:style style:name="T33" style:family="text">
      <style:text-properties fo:font-variant="normal" fo:text-transform="none" style:font-name="arial1" fo:font-size="11pt" fo:letter-spacing="normal" fo:font-style="normal" fo:font-weight="normal" fo:background-color="#ffffff" loext:char-shading-value="0" style:font-size-asian="11pt" style:font-size-complex="11pt"/>
    </style:style>
    <style:style style:name="T34" style:family="text">
      <style:text-properties fo:font-variant="normal" fo:text-transform="none" style:font-name="arial1" fo:font-size="11pt" fo:letter-spacing="normal" fo:background-color="#ffffff" loext:char-shading-value="0" style:font-size-asian="11pt" style:font-size-complex="11pt"/>
    </style:style>
    <style:style style:name="T35" style:family="text">
      <style:text-properties fo:font-variant="normal" fo:text-transform="none" style:font-name="arial1" fo:font-size="12pt" fo:letter-spacing="normal" fo:font-style="normal" fo:font-weight="normal" officeooo:rsid="0020b5b1" fo:background-color="#ffffff" loext:char-shading-value="0"/>
    </style:style>
    <style:style style:name="T36" style:family="text">
      <style:text-properties style:text-underline-style="solid" style:text-underline-type="double" style:text-underline-width="auto" style:text-underline-color="font-color" officeooo:rsid="001bc579"/>
    </style:style>
    <style:style style:name="T37" style:family="text">
      <style:text-properties fo:background-color="#f6f6f6" loext:char-shading-value="0" style:font-name-asian="Courier New1" style:font-name-complex="Courier New1"/>
    </style:style>
    <style:style style:name="T38" style:family="text">
      <style:text-properties style:font-name="arial1" officeooo:rsid="0020b5b1" fo:background-color="#ffffff" loext:char-shading-value="0"/>
    </style:style>
    <style:style style:name="T39" style:family="text">
      <style:text-properties style:font-name="arial1" officeooo:rsid="0020b5b1"/>
    </style:style>
    <style:style style:name="T40" style:family="text">
      <style:text-properties style:font-name="arial1" fo:font-size="11pt" officeooo:rsid="0020b5b1" fo:background-color="#ffffff" loext:char-shading-value="0" style:font-size-asian="11pt" style:font-size-complex="11pt"/>
    </style:style>
    <style:style style:name="T41" style:family="text">
      <style:text-properties officeooo:rsid="0020b5b1"/>
    </style:style>
    <style:style style:name="T42" style:family="text">
      <style:text-properties fo:font-size="11pt" officeooo:rsid="0020b5b1" style:font-size-asian="11pt" style:font-size-complex="11pt"/>
    </style:style>
    <style:style style:name="T43" style:family="text">
      <style:text-properties fo:font-size="11pt" officeooo:rsid="001bc579" fo:background-color="#ffffff" loext:char-shading-value="0" style:font-size-asian="11pt" style:font-size-complex="11pt"/>
    </style:style>
    <style:style style:name="T44" style:family="text">
      <style:text-properties fo:font-size="11pt" officeooo:rsid="0026270f" fo:background-color="#f8f8f8" loext:char-shading-value="0" style:font-size-asian="11pt" style:font-size-complex="11pt"/>
    </style:style>
    <style:style style:name="T45" style:family="text">
      <style:text-properties fo:font-size="11pt" fo:font-weight="normal" officeooo:rsid="0026270f" fo:background-color="#f8f8f8" loext:char-shading-value="0" style:font-size-asian="11pt" style:font-weight-asian="normal" style:font-size-complex="11pt" style:font-weight-complex="normal"/>
    </style:style>
    <style:style style:name="T46" style:family="text">
      <style:text-properties fo:color="#000000" style:font-name="arial1" officeooo:rsid="0023bb50" fo:background-color="#ffffff" loext:char-shading-value="0"/>
    </style:style>
    <style:style style:name="T47" style:family="text">
      <style:text-properties fo:color="#000000" style:font-name="arial1" officeooo:rsid="002590d4" fo:background-color="#ffffff" loext:char-shading-value="0"/>
    </style:style>
    <style:style style:name="T48" style:family="text">
      <style:text-properties fo:color="#000000" style:font-name="arial1" fo:font-size="11pt" officeooo:rsid="0023bb50" fo:background-color="#ffffff" loext:char-shading-value="0" style:font-size-asian="11pt" style:font-size-complex="11pt"/>
    </style:style>
    <style:style style:name="T49" style:family="text">
      <style:text-properties fo:color="#000000" style:font-name="arial1" fo:font-size="11pt" officeooo:rsid="001bc579" fo:background-color="#ffffff" loext:char-shading-value="0" style:font-size-asian="11pt" style:font-size-complex="11pt"/>
    </style:style>
    <style:style style:name="T50" style:family="text">
      <style:text-properties fo:color="#000000" style:font-name="arial1" fo:font-size="11pt" officeooo:rsid="002590d4" fo:background-color="#ffffff" loext:char-shading-value="0" style:font-size-asian="11pt" style:font-size-complex="11pt"/>
    </style:style>
    <style:style style:name="T51" style:family="text">
      <style:text-properties fo:color="#000000" style:font-name="arial1" fo:font-size="11pt" officeooo:rsid="002590d4" style:font-size-asian="11pt" style:font-size-complex="11pt"/>
    </style:style>
    <style:style style:name="T52" style:family="text">
      <style:text-properties fo:color="#000000" style:font-name="arial1" fo:font-size="11.5pt" officeooo:rsid="0023bb50" fo:background-color="#ffffff" loext:char-shading-value="0" style:font-name-asian="Verdana1" style:font-size-asian="11.5pt" style:font-name-complex="Verdana1" style:font-size-complex="11.5pt"/>
    </style:style>
    <style:style style:name="T53" style:family="text">
      <style:text-properties fo:color="#000000" style:font-name="arial1" officeooo:rsid="002590d4"/>
    </style:style>
    <style:style style:name="T54" style:family="text">
      <style:text-properties fo:color="#000000" style:font-name="arial1" officeooo:rsid="0026270f"/>
    </style:style>
    <style:style style:name="T55" style:family="text">
      <style:text-properties fo:color="#000000" officeooo:rsid="0026270f"/>
    </style:style>
    <style:style style:name="T56" style:family="text">
      <style:text-properties fo:color="#000000" fo:font-size="11pt" officeooo:rsid="0026270f" style:font-size-asian="11pt" style:font-size-complex="11pt"/>
    </style:style>
    <style:style style:name="T57" style:family="text">
      <style:text-properties officeooo:rsid="0023bb50"/>
    </style:style>
    <style:style style:name="T58" style:family="text">
      <style:text-properties officeooo:rsid="0026270f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/>Questions</text:p>
      <text:p text:style-name="P2"/>
      <text:list xml:id="list957922082" text:style-name="WWNum1">
        <text:list-item>
          <text:p text:style-name="P10">Hex-clan</text:p>
        </text:list-item>
      </text:list>
      <text:p text:style-name="P36"/>
      <text:p text:style-name="P13">1.1 What is a dynamically typed Language?</text:p>
      <text:p text:style-name="P15"><text:span text:style-name="T9">Ans - </text:span><text:span text:style-name="T36">D</text:span><text:span text:style-name="T23">ynamic typed languages</text:span><text:span text:style-name="T20"> </text:span><text:span text:style-name="T23">do not require the explicit declaration of the variables before they're used</text:span></text:p>
      <text:p text:style-name="P2"/>
      <text:p text:style-name="P2">1.2 <text:span text:style-name="T3">Can tuple be used as a dictionary key in python? (True or False)</text:span></text:p>
      <text:p text:style-name="P3"><text:span text:style-name="T3">Ans – False</text:span></text:p>
      <text:p text:style-name="P3"><text:span text:style-name="T3"/></text:p>
      <text:p text:style-name="P16">1.3 Difference b/w list and tuple?</text:p>
      <text:p text:style-name="P17">Ans – List are Mutable and Tuples are immutabel</text:p>
      <text:p text:style-name="P17"/>
      <text:p text:style-name="P16">1.4 What is type casting in Python??</text:p>
      <text:p text:style-name="P15"><text:span text:style-name="T4">Ans -T</text:span><text:span text:style-name="T43">ype casting </text:span><text:span text:style-name="T26">is a method of changing an entity from one data type to another.</text:span></text:p>
      <text:p text:style-name="P17"/>
      <text:p text:style-name="P16">1.5 What is the difference between list and tuples in Python?</text:p>
      <text:p text:style-name="P17">Ans - List are Mutable and Tuples are immutabel</text:p>
      <text:p text:style-name="P16"/>
      <text:p text:style-name="P16">1.6 How to comment multiple lines in python?</text:p>
      <text:p text:style-name="P15"><text:span text:style-name="T4">Ans – By using </text:span><text:span text:style-name="T5">t</text:span><text:span text:style-name="T24">riple quoted </text:span><text:span text:style-name="T25">(‘’’ABC’’’)</text:span></text:p>
      <text:p text:style-name="P16"/>
      <text:p text:style-name="P16">1.7 What does len() do?</text:p>
      <text:p text:style-name="P19">Ans – Provides length of string.</text:p>
      <text:p text:style-name="P16"/>
      <text:p text:style-name="P16">1.8 What are the built-in types of python?</text:p>
      <text:p text:style-name="P19">Ans – input(), int(), float(), len(), list(), print(), str(), tuple(), set(), etc.</text:p>
      <text:p text:style-name="P16"/>
      <text:p text:style-name="P16">1.9 The condition x &lt;= y &lt;= z is allowed in Python?(True or False)</text:p>
      <text:p text:style-name="P19">Ans - False</text:p>
      <text:p text:style-name="P16"/>
      <text:p text:style-name="P16">1.10 What Control statement does in Python Program?</text:p>
      <text:p text:style-name="P19">Ans – Directs the order of execution of statements in program</text:p>
      <text:p text:style-name="P16"/>
      <text:p text:style-name="P16">1.11 What signifies the end of a statement block or suite in Python?</text:p>
      <text:p text:style-name="P19">Ans – A line that is indented less than previous line</text:p>
      <text:p text:style-name="P19"/>
      <text:p text:style-name="P16">1.12 Which data type is not a core data type in python?</text:p>
      <text:p text:style-name="P19">Ans - Class</text:p>
      <text:p text:style-name="P16"/>
      <text:p text:style-name="P16">1.13 Which function converts a string to a float in python?</text:p>
      <text:p text:style-name="P19">Ans - float(x)</text:p>
      <text:p text:style-name="P16"/>
      <text:p text:style-name="P16">1.14 What data type is this? A = [1, 23, ‘hello’, 1]</text:p>
      <text:p text:style-name="P19">Ans - String</text:p>
      <text:p text:style-name="P16"/>
      <text:p text:style-name="P16"><text:soft-page-break/>1.15 What is the output of the following code? 5 // 2</text:p>
      <text:p text:style-name="P19">Ans – 2.0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60854119540614" text:continue-numbering="true" text:style-name="WWNum1">
        <text:list-item>
          <text:p text:style-name="P10">Crazy-devops</text:p>
        </text:list-item>
      </text:list>
      <text:p text:style-name="P13">2.1 <text:s/>What is <text:s/>used <text:s/>python language?</text:p>
      <text:p text:style-name="P22">Ans – Game development, Web Application and Servers, Desktop GUI</text:p>
      <text:p text:style-name="P22"/>
      <text:p text:style-name="P13">2.2 <text:s/>What are the key features of python language ?</text:p>
      <text:p text:style-name="P23"><text:span text:style-name="T41">Ans – Interpreted, Dynamically typed</text:span><text:span text:style-name="T42">, </text:span><text:span text:style-name="T26">Free and Open Source, Object-Oriented Language, <text:tab/>GUI Programming Support,High-Level Language</text:span></text:p>
      <text:p text:style-name="P23"/>
      <text:p text:style-name="P13">2.3 <text:s/><text:span text:style-name="T41">W</text:span>hich of these not a core data type</text:p>
      <text:p text:style-name="P13"><text:s text:c="7"/>A.lists b.dictionary c.tuples d.clas</text:p>
      <text:p text:style-name="P22">Ans - Class</text:p>
      <text:p text:style-name="P13"/>
      <text:p text:style-name="P13">2.4 <text:s/>What function python has for taking user input?</text:p>
      <text:p text:style-name="P22">Ans - input()</text:p>
      <text:p text:style-name="P13"/>
      <text:p text:style-name="P13">2.5 what are the four main data types?</text:p>
      <text:p text:style-name="P22">Ans – Integer, Float, String, Boolean</text:p>
      <text:p text:style-name="P13"><text:soft-page-break/>2.6 what is type() in python?</text:p>
      <text:p text:style-name="P14"><text:span text:style-name="T22">Ans - </text:span><text:span text:style-name="T21">The </text:span><text:span text:style-name="T22">t</text:span><text:span text:style-name="T21">ype() function either returns the type of the object</text:span></text:p>
      <text:p text:style-name="P14"><text:span text:style-name="T21"/></text:p>
      <text:p text:style-name="P13">2.7 what are local variables and global variables in python?</text:p>
      <text:p text:style-name="P32"><text:span text:style-name="T39">Ans - </text:span><text:span text:style-name="T32">Local variable is declared inside a function whereas Global variable is declared outside the function.</text:span></text:p>
      <text:p text:style-name="P13"/>
      <text:p text:style-name="P13">2.8 <text:span text:style-name="T3">What do we use to define a block of code in Python language?Which</text:span></text:p>
      <text:p text:style-name="P32"><text:span text:style-name="T38">Ans - </text:span><text:span text:style-name="T33">Python uses</text:span><text:span text:style-name="T34"> </text:span><text:span text:style-name="T33">indentation to define blocks of code</text:span></text:p>
      <text:p text:style-name="P32"><text:span text:style-name="T35"/></text:p>
      <text:p text:style-name="P16">2.9 What is the sequence of a string <text:s/>?</text:p>
      <text:p text:style-name="P32"><text:span text:style-name="T38">Ans - </text:span><text:span text:style-name="T40">It </text:span><text:span text:style-name="T32">is generated by deleting some character of a given string without changing its order</text:span></text:p>
      <text:p text:style-name="P16"/>
      <text:p text:style-name="P13">2.10 what are the applications of python?</text:p>
      <text:p text:style-name="P27">Ans – Google, You-tube</text:p>
      <text:p text:style-name="P27"/>
      <text:p text:style-name="P13">2.11 what are the advantages of python?</text:p>
      <text:p text:style-name="P28"><text:span text:style-name="T57">Ans - </text:span><text:span text:style-name="T10">Easy to Read, Learn and Write, Free and Open-Source, </text:span><text:span text:style-name="T11">etc.</text:span></text:p>
      <text:p text:style-name="P13"/>
      <text:p text:style-name="P13">2.12 <text:span text:style-name="T3">Which character is used in Python to make a single line comment?</text:span></text:p>
      <text:p text:style-name="P27"><text:span text:style-name="T3">Ans – Using #</text:span></text:p>
      <text:p text:style-name="P16"/>
      <text:p text:style-name="P16">2.13 what is tuple in python?</text:p>
      <text:p text:style-name="P33"><text:span text:style-name="T46">Ans –</text:span><text:span text:style-name="T48"> </text:span><text:span text:style-name="T12">Tuples are used to store multiple items in a single variable </text:span><text:span text:style-name="T13">and they are immutable</text:span></text:p>
      <text:p text:style-name="P16"/>
      <text:p text:style-name="P16">2.14 select all the valid string creation in python</text:p>
      <text:list xml:id="list4239345417" text:style-name="WWNum2">
        <text:list-item>
          <text:p text:style-name="P11">Str1 = “str1” b.str1 = ‘str1’ c.str1 = “‘str1”’ d.str1 = str(“str1”)</text:p>
          <text:p text:style-name="P39">Ans – b and c</text:p>
        </text:list-item>
      </text:list>
      <text:p text:style-name="P16"/>
      <text:p text:style-name="P16">2.15 What is short hand if in python? Give example.</text:p>
      <text:p text:style-name="P33"><text:span text:style-name="T46">Ans – It is one line execution, if (condition) print(statement) Example., </text:span><text:span text:style-name="T18">if a &gt; b: print("a is greater than b")</text:span></text:p>
      <text:p text:style-name="P16"/>
      <text:p text:style-name="P16">2.16 what is SDLC?</text:p>
      <text:p text:style-name="P33"><text:span text:style-name="T52">Ans - </text:span><text:span text:style-name="Emphasis"><text:span text:style-name="T18">SDLC</text:span></text:span><text:span text:style-name="T19"> </text:span><text:span text:style-name="T18">(</text:span><text:span text:style-name="Emphasis"><text:span text:style-name="T18">Software Development Life Cycle</text:span></text:span><text:span text:style-name="T18">) includes a plan for how to develop, alter, and maintain a software system</text:span></text:p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60853172580087" text:continue-list="list160854119540614" text:style-name="WWNum1">
        <text:list-item>
          <text:p text:style-name="P10"><text:soft-page-break/>Cloud-amigos</text:p>
        </text:list-item>
      </text:list>
      <text:p text:style-name="P37"/>
      <text:p text:style-name="P2">3.1 <text:s text:c="2"/>What is the difference between list and tuples in Python?</text:p>
      <text:p text:style-name="P18">Ans – List are Mutable and Tuples are immutabel</text:p>
      <text:p text:style-name="P18"/>
      <text:p text:style-name="P2">3.2 <text:s text:c="2"/>How python <text:s/>is differ from other language?</text:p>
      <text:p text:style-name="P4">Ans – It’s an Open-Source language, platform independent, huge libraries</text:p>
      <text:p text:style-name="P4"/>
      <text:p text:style-name="P2">3.3 <text:s text:c="2"/>Give types of if else <text:s/>statement and explain it ?</text:p>
      <text:p text:style-name="P4">Ans – If..., If...else..., Nested if..., If...elif...else, Short-hand if, Short-hand if...else...</text:p>
      <text:p text:style-name="P2"/>
      <text:p text:style-name="P2">3.4. <text:s text:c="2"/>what is a set?</text:p>
      <text:p text:style-name="P8"><text:span text:style-name="T53">Ans </text:span><text:span text:style-name="T51">– </text:span><text:span text:style-name="T18">Sets are used to store multiple items in a single variable</text:span></text:p>
      <text:p text:style-name="P8"><text:span text:style-name="T18"/></text:p>
      <text:p text:style-name="P2">3.5 <text:s text:c="3"/>What are the key features of Python?</text:p>
      <text:p text:style-name="P29"><text:span text:style-name="T41">Ans – Interpreted, Dynamically typed</text:span><text:span text:style-name="T42">, </text:span><text:span text:style-name="T26">Free and Open Source, Object-Oriented Language, <text:tab/>GUI Programming Support,High-Level Language</text:span></text:p>
      <text:p text:style-name="P29"><text:span text:style-name="T26"/></text:p>
      <text:p text:style-name="P2">3.6 <text:s text:c="2"/>What is type conversion in Python?</text:p>
      <text:p text:style-name="P34"><text:span text:style-name="T47">Ans - </text:span><text:span text:style-name="T49">Type c</text:span><text:span text:style-name="T50">onversion</text:span><text:span text:style-name="T49"> </text:span><text:span text:style-name="T18">is a method of changing an entity from one data type to another.</text:span></text:p>
      <text:p text:style-name="P2">3.7 <text:s text:c="3"/>Is indentation required in python?</text:p>
      <text:p text:style-name="P5">Ans – Yes </text:p>
      <text:p text:style-name="P5"/>
      <text:p text:style-name="P2">3.8 <text:s text:c="2"/>What are the built-in type does python provides?</text:p>
      <text:p text:style-name="P20">Ans – input(), int(), float(), len(), list(), print(), str(), tuple(), set(), etc.</text:p>
      <text:p text:style-name="P21"/>
      <text:p text:style-name="P2">3.9 <text:s text:c="2"/>what is diff between if and shorthand if ?</text:p>
      <text:p text:style-name="P8"><text:span text:style-name="T53">A</text:span><text:span text:style-name="T51">ns - I</text:span><text:span text:style-name="T18">nitialization of variables, the Ternary Operator can be used where as if conditions can not be used</text:span></text:p>
      <text:p text:style-name="P2"/>
      <text:p text:style-name="P2">3.10 <text:s/>How to iterate list?</text:p>
      <text:p text:style-name="P5">Ans -<text:span text:style-name="T58">Using loops, range() function</text:span></text:p>
      <text:p text:style-name="P5"/>
      <text:p text:style-name="P2">3.11 <text:s/>How to access list, tuple, dictionary, set?</text:p>
      <text:p text:style-name="P6">Ans – Using functions, list[], tuple(), dictionary{A:B, C:D}, set{}</text:p>
      <text:p text:style-name="P6"/>
      <text:p text:style-name="P2">3.12 <text:s/>Explain Datatypes of python?</text:p>
      <text:p text:style-name="P1"><text:span text:style-name="T55">An</text:span><text:span text:style-name="T56">s - </text:span><text:span text:style-name="T14">Every value in Python has a datatype.There are various data types in Python, </text:span><text:span text:style-name="T15">they are list, tuple, set, dictionary</text:span></text:p>
      <text:p text:style-name="P1"><text:span text:style-name="T15"/></text:p>
      <text:p text:style-name="P2">3.13 <text:s/>how identify datatypes is string or integer in python?</text:p>
      <text:p text:style-name="P9"><text:span text:style-name="T54">Ans - </text:span><text:span text:style-name="T16">isnumeric() Method</text:span></text:p>
      <text:p text:style-name="P2"/>
      <text:p text:style-name="P2">3.14 <text:s/>Explain in detail tuple ?with example?</text:p>
      <text:p text:style-name="P9"><text:span text:style-name="T54">Ans – </text:span><text:span text:style-name="T16">Tuples are used to store multiple items in a single variable </text:span><text:span text:style-name="T17">and they are immutable.</text:span></text:p>
      <text:p text:style-name="P2"><text:span text:style-name="T6"/></text:p>
      <text:p text:style-name="P2"><text:span text:style-name="T6">3.15 <text:s text:c="2"/>what are types of variable in python?</text:span><text:span text:style-name="T7"> Explain it.</text:span></text:p>
      <text:p text:style-name="P7"><text:span text:style-name="T8">An</text:span><text:span text:style-name="T44">s -</text:span><text:span text:style-name="T45"> </text:span><text:span text:style-name="T30">in</text:span><text:span text:style-name="T31">t</text:span><text:span text:style-name="T30">, </text:span><text:span text:style-name="T28">long , </text:span><text:span text:style-name="T29">f</text:span><text:span text:style-name="T28">loat </text:span></text:p>
      <text:list xml:id="list160854445312541" text:continue-numbering="true" text:style-name="WWNum1">
        <text:list-item>
          <text:p text:style-name="P12"><text:soft-page-break/><text:span text:style-name="T1">Xanthrons</text:span></text:p>
        </text:list-item>
      </text:list>
      <text:p text:style-name="P26"/>
      <text:p text:style-name="P13">4.1 What is indentation in python?</text:p>
      <text:p text:style-name="P31">Ans – Block of code.</text:p>
      <text:p text:style-name="P31"/>
      <text:p text:style-name="P13">4.2 What are diff datatypes in python?</text:p>
      <text:p text:style-name="P31">Ans - <text:span text:style-name="T27">list, tuple, set, dictionary</text:span></text:p>
      <text:p text:style-name="P31"><text:span text:style-name="T27"/></text:p>
      <text:p text:style-name="P13">4.3 What is meant by interpreted language?</text:p>
      <text:p text:style-name="P31">Ans – Not need to compile before it’s runing codes</text:p>
      <text:p text:style-name="P31"/>
      <text:p text:style-name="P13">4.4 What is diff between Compiled and interpreted language?</text:p>
      <text:p text:style-name="P31">Ans- Compiled menas, Need to compile before it’s run and Interpreted means, Not need to compile before it’s run</text:p>
      <text:p text:style-name="P31"/>
      <text:p text:style-name="P13">4.5 Which datatype is a mutable datatype?</text:p>
      <text:p text:style-name="P31">Ans – List, Set, Dictionary</text:p>
      <text:p text:style-name="P31"/>
      <text:p text:style-name="P13">4.6 Which operator used achieve square root?</text:p>
      <text:p text:style-name="P13"><text:tab/>A. ++<text:tab/>B. -- <text:tab/>C. **<text:tab/> D. *</text:p>
      <text:p text:style-name="P31">Ans - **</text:p>
      <text:p text:style-name="P13"><text:tab/></text:p>
      <text:p text:style-name="P13">4.7 Which of the following is not a boolean expression?</text:p>
      <text:p text:style-name="P13"><text:tab/>A. True <text:tab/> B. 3 == 4 <text:tab/>C. 3 + 4 <text:tab/>D. 3 + 4 == 7</text:p>
      <text:p text:style-name="P31">Ans – 3 + 4</text:p>
      <text:p text:style-name="P13"/>
      <text:p text:style-name="P13">4.8 What is syntax of Shorthand if else?</text:p>
      <text:p text:style-name="P13"><text:tab/>A. True_statement if condition: else: False_condition</text:p>
      <text:p text:style-name="P13"><text:tab/>B. Flase_statement if condition: else False_condition</text:p>
      <text:p text:style-name="P13"><text:tab/>C. True_statement if condition else: False_condition</text:p>
      <text:p text:style-name="P13"><text:tab/>D. True_statement if condition: else False_condition</text:p>
      <text:p text:style-name="P31">Ans - D</text:p>
      <text:p text:style-name="P13"><text:tab/></text:p>
      <text:p text:style-name="P13">4.9 True is what type of variable?</text:p>
      <text:p text:style-name="P13"><text:tab/>A. float<text:tab/> <text:s text:c="11"/>B. string</text:p>
      <text:p text:style-name="P13"><text:tab/>C. boolean<text:tab/>D. integer</text:p>
      <text:p text:style-name="P31">Ans – Boolean</text:p>
      <text:p text:style-name="P31"/>
      <text:p text:style-name="P13">4.10.Given two variables, num1 and num2, which of the following would mean that both num1 and num2 are positive integers?</text:p>
      <text:p text:style-name="P13"><text:tab/>A. (num1 = num2) <text:s text:c="27"/>B. (num1 = num2) OR (num1 ≠ num2)</text:p>
      <text:p text:style-name="P13"><text:tab/>C. (num1 = num2) AND (num1&lt;0) <text:s text:c="2"/>D. (num1 = num2) AND (num2&gt;0)</text:p>
      <text:p text:style-name="P31">Ans - A</text:p>
      <text:p text:style-name="P13"/>
      <text:p text:style-name="P13">4.11 What type of data is : arr=[(1,1),(2,2),(3,3)]?</text:p>
      <text:p text:style-name="P13"><text:tab/>A.Array of tuples<text:tab/><text:tab/>B. Tuples of Lists</text:p>
      <text:p text:style-name="P13"><text:tab/>C.List of Tuples<text:tab/><text:tab/>D. Invalid Type</text:p>
      <text:p text:style-name="P30">Ans – List of tuples</text:p>
      <text:p text:style-name="P13"><text:soft-page-break/></text:p>
      <text:p text:style-name="P13">4.12 What is the output of the program : print ((1,2) + (3,4))?</text:p>
      <text:p text:style-name="P35">A.(1,2),(3,4)<text:tab/><text:tab/><text:tab/>B. (4,6)</text:p>
      <text:p text:style-name="P35">C.(1,2,3,4)<text:tab/><text:tab/><text:tab/>D. Invalid Syntax</text:p>
      <text:p text:style-name="P30">Ans – (1,2,3,4)</text:p>
      <text:p text:style-name="P13"/>
      <text:p text:style-name="P13">4.13 Which of the following is used to create an empty set?</text:p>
      <text:p text:style-name="P13"><text:tab/>A.[]<text:tab/><text:tab/><text:tab/><text:tab/>B. {}</text:p>
      <text:p text:style-name="P13"><text:tab/>C.()<text:tab/><text:tab/><text:tab/><text:tab/>D. set()</text:p>
      <text:p text:style-name="P30">Ans - set()</text:p>
      <text:p text:style-name="P13"/>
      <text:p text:style-name="P13">4.14 <text:s/>Which of the following is used to know the datatype of variable?</text:p>
      <text:p text:style-name="P13"><text:tab/>A.datatype()<text:tab/><text:tab/><text:tab/>B.typeof()</text:p>
      <text:p text:style-name="P13"><text:tab/>C.type()<text:tab/><text:tab/><text:tab/>D.vartype()</text:p>
      <text:p text:style-name="P30">Ans - type()</text:p>
      <text:p text:style-name="P13"/>
      <text:p text:style-name="P13">4.15 <text:span text:style-name="T2">What is the data type of : </text:span><text:span text:style-name="T37">print(type(10))?</text:span></text:p>
      <text:p text:style-name="P30">Ans - Integer</text:p>
      <text:p text:style-name="P13"/>
      <text:p text:style-name="P13"/>
      <text:list xml:id="list160854025065422" text:continue-numbering="true" text:style-name="WWNum1">
        <text:list-item>
          <text:p text:style-name="P10">Tech-army</text:p>
        </text:list-item>
      </text:list>
      <text:p text:style-name="P13">5.1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, Verdana, Tahoma"/>
    <style:font-face style:name="Consolas" svg:font-family="Consolas, 'courier new'"/>
    <style:font-face style:name="SFMono-Regular" svg:font-family="SFMono-Regular, Menlo, Monaco, Consolas, 'liberation mono', 'courier new', monospace"/>
    <style:font-face style:name="aial" svg:font-family="aial"/>
    <style:font-face style:name="airal" svg:font-family="airal"/>
    <style:font-face style:name="arial" svg:font-family="arial, sans-serif"/>
    <style:font-face style:name="euclid circular a" svg:font-family="'euclid circular a', 'Source Sans Pro', 'Helvetica Neue'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22T16:08:49.450205860</dc:date>
    <meta:editing-duration>PT31M35S</meta:editing-duration>
    <meta:editing-cycles>4</meta:editing-cycles>
    <meta:document-statistic meta:table-count="0" meta:image-count="0" meta:object-count="0" meta:page-count="6" meta:paragraph-count="151" meta:word-count="1196" meta:character-count="6852" meta:non-whitespace-character-count="5649"/>
  </office:meta>
</office:document-meta>
</file>